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Bảng1" style:family="table">
      <style:table-properties style:width="17cm" table:align="margins"/>
    </style:style>
    <style:style style:name="Bảng1.A" style:family="table-column">
      <style:table-column-properties style:column-width="5.666cm" style:rel-column-width="21840*"/>
    </style:style>
    <style:style style:name="Bảng1.B" style:family="table-column">
      <style:table-column-properties style:column-width="5.662cm" style:rel-column-width="21826*"/>
    </style:style>
    <style:style style:name="Bảng1.C" style:family="table-column">
      <style:table-column-properties style:column-width="5.673cm" style:rel-column-width="21869*"/>
    </style:style>
    <style:style style:name="Bảng1.A1" style:family="table-cell">
      <style:table-cell-properties style:vertical-align="middle" fo:padding="0.097cm" fo:border="0.05pt solid #000000"/>
    </style:style>
    <style:style style:name="Bảng1.A2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Bảng1.A3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Bảng1.A4" style:family="table-cell">
      <style:table-cell-properties style:vertical-align="middle" fo:padding="0.097cm" fo:border-left="1pt solid #000000" fo:border-right="none" fo:border-top="none" fo:border-bottom="none"/>
    </style:style>
    <style:style style:name="Bảng1.C4" style:family="table-cell">
      <style:table-cell-properties style:vertical-align="middle" fo:padding="0.097cm" fo:border-left="none" fo:border-right="1pt solid #000000" fo:border-top="none" fo:border-bottom="none"/>
    </style:style>
    <style:style style:name="Bảng1.B5" style:family="table-cell">
      <style:table-cell-properties style:vertical-align="middle" fo:padding="0.097cm" fo:border="none"/>
    </style:style>
    <style:style style:name="Bảng1.A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Bảng2" style:family="table">
      <style:table-properties style:width="17cm" table:align="margins"/>
    </style:style>
    <style:style style:name="Bảng2.A" style:family="table-column">
      <style:table-column-properties style:column-width="8.992cm" style:rel-column-width="34664*"/>
    </style:style>
    <style:style style:name="Bảng2.B" style:family="table-column">
      <style:table-column-properties style:column-width="4.039cm" style:rel-column-width="15571*"/>
    </style:style>
    <style:style style:name="Bảng2.C" style:family="table-column">
      <style:table-column-properties style:column-width="3.969cm" style:rel-column-width="15300*"/>
    </style:style>
    <style:style style:name="Bảng2.A1" style:family="table-cell">
      <style:table-cell-properties style:vertical-align="middle" fo:padding="0.097cm" fo:border="0.05pt solid #000000"/>
    </style:style>
    <style:style style:name="Bảng2.A2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Bảng2.A3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Bảng2.A4" style:family="table-cell">
      <style:table-cell-properties style:vertical-align="middle" fo:padding="0.097cm" fo:border-left="1pt solid #000000" fo:border-right="none" fo:border-top="none" fo:border-bottom="none"/>
    </style:style>
    <style:style style:name="Bảng2.B4" style:family="table-cell">
      <style:table-cell-properties style:vertical-align="middle" fo:padding="0.097cm" fo:border="none"/>
    </style:style>
    <style:style style:name="Bảng2.C4" style:family="table-cell">
      <style:table-cell-properties style:vertical-align="middle" fo:padding="0.097cm" fo:border-left="none" fo:border-right="1pt solid #000000" fo:border-top="none" fo:border-bottom="none"/>
    </style:style>
    <style:style style:name="Bảng2.A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style:font-name="Candara"/>
    </style:style>
    <style:style style:name="P2" style:family="paragraph" style:parent-style-name="Table_20_Contents">
      <style:paragraph-properties fo:text-align="center" style:justify-single-word="false"/>
      <style:text-properties style:font-name="Candara" fo:font-size="10pt" style:font-name-asian="WenQuanYi Zen Hei1" style:font-size-asian="10pt" style:font-name-complex="DejaVu Sans Mono" style:font-size-complex="10pt"/>
    </style:style>
    <style:style style:name="P3" style:family="paragraph" style:parent-style-name="Preformatted_20_Text">
      <style:text-properties style:font-name="Candara"/>
    </style:style>
    <style:style style:name="P4" style:family="paragraph" style:parent-style-name="Preformatted_20_Text">
      <style:text-properties style:font-name="Candara" fo:font-weight="bold" style:font-weight-asian="bold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Candara" fo:font-size="10pt" fo:font-weight="bold" style:font-name-asian="WenQuanYi Zen Hei1" style:font-size-asian="10pt" style:font-weight-asian="bold" style:font-name-complex="DejaVu Sans Mono" style:font-size-complex="10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ndara" fo:font-size="10pt" style:font-name-asian="WenQuanYi Zen Hei1" style:font-size-asian="10pt" style:font-name-complex="DejaVu Sans Mono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andara"/>
    </style:style>
    <style:style style:name="T1" style:family="text">
      <style:text-properties style:font-name="Candar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ơ đồ vị trí: </text:p>
      <text:p text:style-name="P3"/>
      <table:table table:name="Bảng1" table:style-name="Bảng1">
        <table:table-column table:style-name="Bảng1.A"/>
        <table:table-column table:style-name="Bảng1.B"/>
        <table:table-column table:style-name="Bảng1.C"/>
        <table:table-row>
          <table:table-cell table:style-name="Bảng1.A1" table:number-columns-spanned="3" office:value-type="string">
            <text:p text:style-name="P5">Trang chủ</text:p>
          </table:table-cell>
          <table:covered-table-cell/>
          <table:covered-table-cell/>
        </table:table-row>
        <table:table-row>
          <table:table-cell table:style-name="Bảng1.A2" table:number-columns-spanned="3" office:value-type="string">
            <text:p text:style-name="P2">vị trí: logo (custom_html)</text:p>
          </table:table-cell>
          <table:covered-table-cell/>
          <table:covered-table-cell/>
        </table:table-row>
        <table:table-row>
          <table:table-cell table:style-name="Bảng1.A3" table:number-columns-spanned="3" office:value-type="string">
            <text:p text:style-name="P7">vị trí: menu ngang (com_swMenuFree)</text:p>
          </table:table-cell>
          <table:covered-table-cell/>
          <table:covered-table-cell/>
        </table:table-row>
        <table:table-row>
          <table:table-cell table:style-name="Bảng1.A4" table:number-columns-spanned="2" office:value-type="string">
            <text:p text:style-name="P2">vị trí: tin + ảnh </text:p>
          </table:table-cell>
          <table:covered-table-cell/>
          <table:table-cell table:style-name="Bảng1.C4" table:number-rows-spanned="2" office:value-type="string">
            <text:p text:style-name="P2">vị trí: phải 01</text:p>
          </table:table-cell>
        </table:table-row>
        <table:table-row>
          <table:table-cell table:style-name="Bảng1.A4" office:value-type="string">
            <text:p text:style-name="P2">vị trí: nhóm 1 trái</text:p>
          </table:table-cell>
          <table:table-cell table:style-name="Bảng1.B5" office:value-type="string">
            <text:p text:style-name="P2">vị trí: nhóm 1 phải</text:p>
          </table:table-cell>
          <table:covered-table-cell/>
        </table:table-row>
        <table:table-row>
          <table:table-cell table:style-name="Bảng1.A3" table:number-columns-spanned="3" office:value-type="string">
            <text:p text:style-name="P2">vị trí: liên kết</text:p>
          </table:table-cell>
          <table:covered-table-cell/>
          <table:covered-table-cell/>
        </table:table-row>
        <table:table-row>
          <table:table-cell table:style-name="Bảng1.A7" table:number-columns-spanned="3" office:value-type="string">
            <text:p text:style-name="P2">vị trí: chân trang</text:p>
          </table:table-cell>
          <table:covered-table-cell/>
          <table:covered-table-cell/>
        </table:table-row>
      </table:table>
      <text:p text:style-name="P3"/>
      <text:p text:style-name="P3"/>
      <table:table table:name="Bảng2" table:style-name="Bảng2">
        <table:table-column table:style-name="Bảng2.A"/>
        <table:table-column table:style-name="Bảng2.B"/>
        <table:table-column table:style-name="Bảng2.C"/>
        <table:table-row>
          <table:table-cell table:style-name="Bảng2.A1" table:number-columns-spanned="3" office:value-type="string">
            <text:p text:style-name="P5">Trang con</text:p>
          </table:table-cell>
          <table:covered-table-cell/>
          <table:covered-table-cell/>
        </table:table-row>
        <table:table-row>
          <table:table-cell table:style-name="Bảng2.A2" table:number-columns-spanned="3" office:value-type="string">
            <text:p text:style-name="P2">vị trí: logo</text:p>
          </table:table-cell>
          <table:covered-table-cell/>
          <table:covered-table-cell/>
        </table:table-row>
        <table:table-row>
          <table:table-cell table:style-name="Bảng2.A3" table:number-columns-spanned="3" office:value-type="string">
            <text:p text:style-name="P2">vị trí: menu ngang</text:p>
          </table:table-cell>
          <table:covered-table-cell/>
          <table:covered-table-cell/>
        </table:table-row>
        <table:table-row>
          <table:table-cell table:style-name="Bảng2.A4" office:value-type="string">
            <text:p text:style-name="P2">Nội dung bài viết</text:p>
          </table:table-cell>
          <table:table-cell table:style-name="Bảng2.B4" office:value-type="string">
            <text:p text:style-name="P2">vị trí: giữa</text:p>
          </table:table-cell>
          <table:table-cell table:style-name="Bảng2.C4" office:value-type="string">
            <text:p text:style-name="P2">vị trí: phải 02</text:p>
          </table:table-cell>
        </table:table-row>
        <table:table-row>
          <table:table-cell table:style-name="Bảng2.A3" table:number-columns-spanned="3" office:value-type="string">
            <text:p text:style-name="P2">vị trí: liên kết</text:p>
          </table:table-cell>
          <table:covered-table-cell/>
          <table:covered-table-cell/>
        </table:table-row>
        <table:table-row>
          <table:table-cell table:style-name="Bảng2.A6" table:number-columns-spanned="3" office:value-type="string">
            <text:p text:style-name="P2">vị trí: chân trang</text:p>
          </table:table-cell>
          <table:covered-table-cell/>
          <table:covered-table-cell/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WenQuanYi Zen Hei1" svg:font-family="'WenQuanYi Zen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ndara" svg:font-family="Candar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Zen Hei1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14T23:42:28</dc:date>
    <dc:creator>۞ </dc:creator>
    <meta:generator>LibreOffice/3.4$Linux LibreOffice_project/340m1$Build-302</meta:generator>
    <meta:editing-duration>PT2H9M22S</meta:editing-duration>
    <meta:editing-cycles>24</meta:editing-cycles>
    <meta:document-statistic meta:table-count="2" meta:image-count="0" meta:object-count="0" meta:page-count="1" meta:paragraph-count="18" meta:word-count="70" meta:character-count="306" meta:non-whitespace-character-count="252"/>
  </office:meta>
</office:document-meta>
</file>